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8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solid" draw:fill-color="#ffffff" fo:min-height="1.00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6cm" svg:height="9.004cm" svg:x="0.964cm" svg:y="5.1cm">
            <draw:object draw:notify-on-update-of-ranges="Arkusz1.A5:Arkusz1.A9 Arkusz1.B5:Arkusz1.B9 Arkusz1.C5:Arkusz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desc>export MPIR_CVAR_CH3_NOLOCAL=0</svg:desc>
          </draw:frame>
          <draw:frame draw:z-index="1" draw:style-name="gr1" draw:text-style-name="P1" svg:width="16cm" svg:height="9.004cm" svg:x="18.122cm" svg:y="5.153cm">
            <draw:object draw:notify-on-update-of-ranges="Arkusz1.A5:Arkusz1.A9 Arkusz1.D5:Arkusz1.D9 Arkusz1.E5:Arkusz1.E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cm" svg:height="9.004cm" svg:x="1.186cm" svg:y="15.911cm">
            <draw:object draw:notify-on-update-of-ranges="Arkusz1.A5:Arkusz1.A9 Arkusz1.F5:Arkusz1.F9 Arkusz1.G5:Arkusz1.G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cm" svg:height="9.004cm" svg:x="18.371cm" svg:y="15.936cm">
            <draw:object draw:notify-on-update-of-ranges="Arkusz1.A5:Arkusz1.A9 Arkusz1.H5:Arkusz1.H9 Arkusz1.I5:Arkusz1.I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2" draw:text-style-name="P2" svg:width="16.055cm" svg:height="1.009cm" svg:x="0.909cm" svg:y="14.343cm">
            <draw:text-box>
              <text:p>Przy wykorzystaniu pamięci współdzielonej wyraźna przewaga Send nad Bsend.</text:p>
            </draw:text-box>
          </draw:frame>
          <draw:frame draw:z-index="5" draw:style-name="gr2" draw:text-style-name="P2" svg:width="16.055cm" svg:height="1.009cm" svg:x="1.354cm" svg:y="25.632cm">
            <draw:text-box>
              <text:p>Wynik ostatniego pomiaru różni się od oczekiwanego. </text:p>
            </draw:text-box>
          </draw:frame>
          <draw:frame draw:z-index="6" draw:style-name="gr2" draw:text-style-name="P2" svg:width="16.055cm" svg:height="1.009cm" svg:x="18.314cm" svg:y="25.58cm">
            <draw:text-box>
              <text:p>Przy przesyłaniu przez sieć między różnymi hostami prędkości transferu są zbliżone niezależnie od wielkości przesyłanego komunikatu.</text:p>
            </draw:text-box>
          </draw:frame>
          <draw:frame draw:z-index="7" draw:style-name="gr2" draw:text-style-name="P2" svg:width="16.055cm" svg:height="1.009cm" svg:x="18.259cm" svg:y="14.451cm">
            <draw:text-box>
              <text:p>Wykorzystanie sieci do wymiany komunikatów znacząco zmniejsza transfer. Różnice między prędkością <text:s/>metod Send i Bsend stają się mniej wyraźne.</text:p>
            </draw:text-box>
          </draw:frame>
          <draw:frame draw:z-index="8" draw:style-name="gr2" draw:text-style-name="P2" svg:width="16.055cm" svg:height="1.009cm" svg:x="1.41cm" svg:y="27.837cm">
            <draw:text-box>
              <text:p>Dla wymuszenia transferu przez sieć wykorzystano:</text:p>
              <text:p>export MPIR_CVAR_CH3_NOLOCAL=1</text:p>
            </draw:text-box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1n shared memory</text:p>
          </table:table-cell>
          <table:covered-table-cell/>
          <table:table-cell table:style-name="ce1" office:value-type="string" calcext:value-type="string" table:number-columns-spanned="2" table:number-rows-spanned="1">
            <text:p>1n network</text:p>
          </table:table-cell>
          <table:covered-table-cell/>
          <table:table-cell table:style-name="ce1" office:value-type="string" calcext:value-type="string" table:number-columns-spanned="2" table:number-rows-spanned="1">
            <text:p>2n same host network</text:p>
          </table:table-cell>
          <table:covered-table-cell/>
          <table:table-cell table:style-name="ce1" office:value-type="string" calcext:value-type="string" table:number-columns-spanned="2" table:number-rows-spanned="1">
            <text:p>2n different host network</text:p>
          </table:table-cell>
          <table:covered-table-cell/>
        </table:table-row>
        <table:table-row table:style-name="ro1">
          <table:table-cell table:style-name="ce1"/>
          <table:table-cell table:style-name="ce1" office:value-type="string" calcext:value-type="string">
            <text:p>Sedn</text:p>
          </table:table-cell>
          <table:table-cell table:style-name="ce1" office:value-type="string" calcext:value-type="string">
            <text:p>Bsend</text:p>
          </table:table-cell>
          <table:table-cell table:style-name="ce1" office:value-type="string" calcext:value-type="string">
            <text:p>Sedn</text:p>
          </table:table-cell>
          <table:table-cell table:style-name="ce1" office:value-type="string" calcext:value-type="string">
            <text:p>Bsend</text:p>
          </table:table-cell>
          <table:table-cell table:style-name="ce1" office:value-type="string" calcext:value-type="string">
            <text:p>Sedn</text:p>
          </table:table-cell>
          <table:table-cell table:style-name="ce1" office:value-type="string" calcext:value-type="string">
            <text:p>Bsend</text:p>
          </table:table-cell>
          <table:table-cell table:style-name="ce1" office:value-type="string" calcext:value-type="string">
            <text:p>Sedn</text:p>
          </table:table-cell>
          <table:table-cell table:style-name="ce1" office:value-type="string" calcext:value-type="string">
            <text:p>Bsend</text:p>
          </table:table-cell>
        </table:table-row>
        <table:table-row table:style-name="ro1">
          <table:table-cell table:style-name="ce2" office:value-type="string" calcext:value-type="string">
            <text:p>us</text:p>
          </table:table-cell>
          <table:table-cell office:value-type="string" calcext:value-type="string">
            <text:p>0.307228</text:p>
          </table:table-cell>
          <table:table-cell office:value-type="string" calcext:value-type="string">
            <text:p>1.12464</text:p>
          </table:table-cell>
          <table:table-cell office:value-type="string" calcext:value-type="string">
            <text:p>11.1461</text:p>
          </table:table-cell>
          <table:table-cell office:value-type="string" calcext:value-type="string">
            <text:p>12.5808</text:p>
          </table:table-cell>
          <table:table-cell office:value-type="string" calcext:value-type="string">
            <text:p>51.5072</text:p>
          </table:table-cell>
          <table:table-cell office:value-type="string" calcext:value-type="string">
            <text:p>94.9237 </text:p>
          </table:table-cell>
          <table:table-cell office:value-type="string" calcext:value-type="string">
            <text:p>61.3109</text:p>
          </table:table-cell>
          <table:table-cell office:value-type="string" calcext:value-type="string">
            <text:p>71.148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8" office:value-type="string" calcext:value-type="string">
            <text:p>Mbit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.3321" calcext:value-type="float">
            <text:p>99,3321</text:p>
          </table:table-cell>
          <table:table-cell office:value-type="float" office:value="27.1354" calcext:value-type="float">
            <text:p>27,1354</text:p>
          </table:table-cell>
          <table:table-cell office:value-type="float" office:value="2.73795" calcext:value-type="float">
            <text:p>2,73795</text:p>
          </table:table-cell>
          <table:table-cell office:value-type="float" office:value="2.41017" calcext:value-type="float">
            <text:p>2,41017</text:p>
          </table:table-cell>
          <table:table-cell office:value-type="float" office:value="0.592491" calcext:value-type="float">
            <text:p>0,592491</text:p>
          </table:table-cell>
          <table:table-cell office:value-type="float" office:value="0.321496" calcext:value-type="float">
            <text:p>0,321496</text:p>
          </table:table-cell>
          <table:table-cell office:value-type="float" office:value="0.497751" calcext:value-type="float">
            <text:p>0,497751</text:p>
          </table:table-cell>
          <table:table-cell office:value-type="float" office:value="0.428929" calcext:value-type="float">
            <text:p>0,4289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24.574" calcext:value-type="float">
            <text:p>924,574</text:p>
          </table:table-cell>
          <table:table-cell office:value-type="float" office:value="265.161" calcext:value-type="float">
            <text:p>265,161</text:p>
          </table:table-cell>
          <table:table-cell office:value-type="float" office:value="26.0724" calcext:value-type="float">
            <text:p>26,0724</text:p>
          </table:table-cell>
          <table:table-cell office:value-type="float" office:value="23.5016" calcext:value-type="float">
            <text:p>23,5016</text:p>
          </table:table-cell>
          <table:table-cell office:value-type="float" office:value="4.89159" calcext:value-type="float">
            <text:p>4,89159</text:p>
          </table:table-cell>
          <table:table-cell office:value-type="float" office:value="2.47176" calcext:value-type="float">
            <text:p>2,47176</text:p>
          </table:table-cell>
          <table:table-cell office:value-type="float" office:value="5.00206" calcext:value-type="float">
            <text:p>5,00206</text:p>
          </table:table-cell>
          <table:table-cell office:value-type="float" office:value="4.37475" calcext:value-type="float">
            <text:p>4,374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328.93" calcext:value-type="float">
            <text:p>6328,93</text:p>
          </table:table-cell>
          <table:table-cell office:value-type="float" office:value="2260.48" calcext:value-type="float">
            <text:p>2260,48</text:p>
          </table:table-cell>
          <table:table-cell office:value-type="float" office:value="268.102" calcext:value-type="float">
            <text:p>268,102</text:p>
          </table:table-cell>
          <table:table-cell office:value-type="float" office:value="230.177" calcext:value-type="float">
            <text:p>230,177</text:p>
          </table:table-cell>
          <table:table-cell office:value-type="float" office:value="50.5738" calcext:value-type="float">
            <text:p>50,5738</text:p>
          </table:table-cell>
          <table:table-cell office:value-type="float" office:value="35.4807" calcext:value-type="float">
            <text:p>35,4807</text:p>
          </table:table-cell>
          <table:table-cell office:value-type="float" office:value="49.5723" calcext:value-type="float">
            <text:p>49,5723</text:p>
          </table:table-cell>
          <table:table-cell office:value-type="float" office:value="48.2802" calcext:value-type="float">
            <text:p>48,280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579.8" calcext:value-type="float">
            <text:p>29579,8</text:p>
          </table:table-cell>
          <table:table-cell office:value-type="float" office:value="13703.2" calcext:value-type="float">
            <text:p>13703,2</text:p>
          </table:table-cell>
          <table:table-cell office:value-type="float" office:value="1617.98" calcext:value-type="float">
            <text:p>1617,98</text:p>
          </table:table-cell>
          <table:table-cell office:value-type="float" office:value="1494.16" calcext:value-type="float">
            <text:p>1494,16</text:p>
          </table:table-cell>
          <table:table-cell office:value-type="float" office:value="257.24" calcext:value-type="float">
            <text:p>257,24</text:p>
          </table:table-cell>
          <table:table-cell office:value-type="float" office:value="182.982" calcext:value-type="float">
            <text:p>182,982</text:p>
          </table:table-cell>
          <table:table-cell office:value-type="float" office:value="217.483" calcext:value-type="float">
            <text:p>217,483</text:p>
          </table:table-cell>
          <table:table-cell office:value-type="float" office:value="213.841" calcext:value-type="float">
            <text:p>213,84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2049.6" calcext:value-type="float">
            <text:p>42049,6</text:p>
          </table:table-cell>
          <table:table-cell office:value-type="float" office:value="26942.6" calcext:value-type="float">
            <text:p>26942,6</text:p>
          </table:table-cell>
          <table:table-cell office:value-type="float" office:value="9788.48" calcext:value-type="float">
            <text:p>9788,48</text:p>
          </table:table-cell>
          <table:table-cell office:value-type="float" office:value="8405.25" calcext:value-type="float">
            <text:p>8405,25</text:p>
          </table:table-cell>
          <table:table-cell office:value-type="float" office:value="1693.12" calcext:value-type="float">
            <text:p>1693,12</text:p>
          </table:table-cell>
          <table:table-cell office:value-type="float" office:value="1839.75" calcext:value-type="float">
            <text:p>1839,75</text:p>
          </table:table-cell>
          <table:table-cell office:value-type="float" office:value="1700.5" calcext:value-type="float">
            <text:p>1700,5</text:p>
          </table:table-cell>
          <table:table-cell office:value-type="float" office:value="1656.39" calcext:value-type="float">
            <text:p>1656,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.00.0000</text:date>, <text:time style:data-style-name="N2" text:time-value="08:58:22.49623973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9T07:28:53.932814129</meta:creation-date>
    <dc:date>2020-03-09T12:14:52.504979342</dc:date>
    <meta:editing-duration>PT30M57S</meta:editing-duration>
    <meta:editing-cycles>4</meta:editing-cycles>
    <meta:generator>LibreOffice/6.3.5.2$Linux_X86_64 LibreOffice_project/30$Build-2</meta:generator>
    <meta:document-statistic meta:table-count="1" meta:cell-count="75" meta:object-count="9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title svg:x="5.641cm" svg:y="0.316cm" chart:style-name="ch2">
          <text:p>1 node shared memory</text:p>
        </chart:title>
        <chart:subtitle svg:x="7.295cm" svg:y="1.275cm" chart:style-name="ch3">
          <text:p>node01</text:p>
        </chart:subtitle>
        <chart:legend chart:legend-position="end" svg:x="13.731cm" svg:y="3.954cm" style:legend-expansion="high" chart:style-name="ch4"/>
        <chart:plot-area chart:style-name="ch5" table:cell-range-address="Arkusz1.A5:Arkusz1.C9" chart:data-source-has-labels="both" svg:x="1.331cm" svg:y="2.138cm" svg:width="12.08cm" svg:height="5.706cm">
          <chartooo:coordinate-region svg:x="2.508cm" svg:y="2.337cm" svg:width="10.438cm" svg:height="4.86cm"/>
          <chart:axis chart:dimension="x" chart:name="primary-x" chart:style-name="ch6" chartooo:axis-type="auto">
            <chartooo:date-scale/>
            <chart:title svg:x="7.208cm" svg:y="8.024cm" chart:style-name="ch7">
              <text:p>B</text:p>
            </chart:title>
            <chart:categories table:cell-range-address="Arkusz1.A5:Arkusz1.A9"/>
          </chart:axis>
          <chart:axis chart:dimension="y" chart:name="primary-y" chart:style-name="ch8">
            <chart:title svg:x="0.451cm" svg:y="5.392cm" chart:style-name="ch9">
              <text:p>Mb/s</text:p>
            </chart:title>
            <chart:grid chart:style-name="ch10" chart:class="major"/>
          </chart:axis>
          <chart:series chart:style-name="ch11" chart:values-cell-range-address="Arkusz1.B5:Arkusz1.B9" loext:label-string="send" chart:class="chart:line">
            <chart:data-point chart:repeated="5"/>
          </chart:series>
          <chart:series chart:style-name="ch12" chart:values-cell-range-address="Arkusz1.C5:Arkusz1.C9" loext:label-string="bsend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d</text:p>
              </table:table-cell>
              <table:table-cell office:value-type="string">
                <text:p>bsend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Arkusz1.A5:Arkusz1.A9</svg:desc>
                </draw:g>
              </table:table-cell>
              <table:table-cell office:value-type="float" office:value="99.3321">
                <text:p>99.3321</text:p>
                <draw:g>
                  <svg:desc>Arkusz1.B5:Arkusz1.B9</svg:desc>
                </draw:g>
              </table:table-cell>
              <table:table-cell office:value-type="float" office:value="27.1354">
                <text:p>27.1354</text:p>
                <draw:g>
                  <svg:desc>Arkusz1.C5:Arkusz1.C9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24.574">
                <text:p>924.574</text:p>
              </table:table-cell>
              <table:table-cell office:value-type="float" office:value="265.161">
                <text:p>265.16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6328.93">
                <text:p>6328.93</text:p>
              </table:table-cell>
              <table:table-cell office:value-type="float" office:value="2260.48">
                <text:p>2260.4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9579.8">
                <text:p>29579.8</text:p>
              </table:table-cell>
              <table:table-cell office:value-type="float" office:value="13703.2">
                <text:p>13703.2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2049.6">
                <text:p>42049.6</text:p>
              </table:table-cell>
              <table:table-cell office:value-type="float" office:value="26942.6">
                <text:p>26942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title svg:x="6.409cm" svg:y="0.316cm" chart:style-name="ch2">
          <text:p>1 node network</text:p>
        </chart:title>
        <chart:subtitle svg:x="7.295cm" svg:y="1.275cm" chart:style-name="ch3">
          <text:p>node01</text:p>
        </chart:subtitle>
        <chart:legend chart:legend-position="end" svg:x="13.731cm" svg:y="3.954cm" style:legend-expansion="high" chart:style-name="ch4"/>
        <chart:plot-area chart:style-name="ch5" table:cell-range-address="Arkusz1.A5:Arkusz1.A9 Arkusz1.D5:Arkusz1.E9" chart:data-source-has-labels="both" svg:x="1.331cm" svg:y="2.138cm" svg:width="12.08cm" svg:height="5.706cm">
          <chartooo:coordinate-region svg:x="2.323cm" svg:y="2.337cm" svg:width="10.438cm" svg:height="4.86cm"/>
          <chart:axis chart:dimension="x" chart:name="primary-x" chart:style-name="ch6" chartooo:axis-type="auto">
            <chartooo:date-scale/>
            <chart:title svg:x="7.208cm" svg:y="8.024cm" chart:style-name="ch7">
              <text:p>B</text:p>
            </chart:title>
            <chart:categories table:cell-range-address="Arkusz1.A5:Arkusz1.A9"/>
          </chart:axis>
          <chart:axis chart:dimension="y" chart:name="primary-y" chart:style-name="ch6">
            <chart:title svg:x="0.451cm" svg:y="5.392cm" chart:style-name="ch8">
              <text:p>Mb/s</text:p>
            </chart:title>
            <chart:grid chart:style-name="ch9" chart:class="major"/>
          </chart:axis>
          <chart:series chart:style-name="ch10" chart:values-cell-range-address="Arkusz1.D5:Arkusz1.D9" loext:label-string="send" chart:class="chart:line">
            <chart:data-point chart:repeated="5"/>
          </chart:series>
          <chart:series chart:style-name="ch11" chart:values-cell-range-address="Arkusz1.E5:Arkusz1.E9" loext:label-string="bsend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d</text:p>
              </table:table-cell>
              <table:table-cell office:value-type="string">
                <text:p>bsend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Arkusz1.A5:Arkusz1.A9</svg:desc>
                </draw:g>
              </table:table-cell>
              <table:table-cell office:value-type="float" office:value="2.73795">
                <text:p>2.73795</text:p>
                <draw:g>
                  <svg:desc>Arkusz1.D5:Arkusz1.D9</svg:desc>
                </draw:g>
              </table:table-cell>
              <table:table-cell office:value-type="float" office:value="2.41017">
                <text:p>2.41017</text:p>
                <draw:g>
                  <svg:desc>Arkusz1.E5:Arkusz1.E9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6.0724">
                <text:p>26.0724</text:p>
              </table:table-cell>
              <table:table-cell office:value-type="float" office:value="23.5016">
                <text:p>23.501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68.102">
                <text:p>268.102</text:p>
              </table:table-cell>
              <table:table-cell office:value-type="float" office:value="230.177">
                <text:p>230.17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617.98">
                <text:p>1617.98</text:p>
              </table:table-cell>
              <table:table-cell office:value-type="float" office:value="1494.16">
                <text:p>1494.1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9788.48">
                <text:p>9788.48</text:p>
              </table:table-cell>
              <table:table-cell office:value-type="float" office:value="8405.25">
                <text:p>8405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3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title svg:x="5.192cm" svg:y="0.316cm" chart:style-name="ch2">
          <text:p>2 nodes same host network</text:p>
        </chart:title>
        <chart:subtitle svg:x="6.554cm" svg:y="1.275cm" chart:style-name="ch3">
          <text:p>node01, node02</text:p>
        </chart:subtitle>
        <chart:legend chart:legend-position="end" svg:x="13.731cm" svg:y="3.954cm" style:legend-expansion="high" chart:style-name="ch4"/>
        <chart:plot-area chart:style-name="ch5" table:cell-range-address="Arkusz1.A5:Arkusz1.A9 Arkusz1.F5:Arkusz1.G9" chart:data-source-has-labels="both" svg:x="1.331cm" svg:y="2.138cm" svg:width="12.08cm" svg:height="5.706cm">
          <chartooo:coordinate-region svg:x="2.138cm" svg:y="2.338cm" svg:width="10.623cm" svg:height="4.859cm"/>
          <chart:axis chart:dimension="x" chart:name="primary-x" chart:style-name="ch6" chartooo:axis-type="auto">
            <chartooo:date-scale/>
            <chart:title svg:x="7.208cm" svg:y="8.024cm" chart:style-name="ch7">
              <text:p>B</text:p>
            </chart:title>
            <chart:categories table:cell-range-address="Arkusz1.A5:Arkusz1.A9"/>
          </chart:axis>
          <chart:axis chart:dimension="y" chart:name="primary-y" chart:style-name="ch6">
            <chart:title svg:x="0.451cm" svg:y="5.392cm" chart:style-name="ch8">
              <text:p>Mb/s</text:p>
            </chart:title>
            <chart:grid chart:style-name="ch9" chart:class="major"/>
          </chart:axis>
          <chart:series chart:style-name="ch10" chart:values-cell-range-address="Arkusz1.F5:Arkusz1.F9" loext:label-string="send" chart:class="chart:line">
            <chart:data-point chart:repeated="5"/>
          </chart:series>
          <chart:series chart:style-name="ch11" chart:values-cell-range-address="Arkusz1.G5:Arkusz1.G9" loext:label-string="bsend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d</text:p>
              </table:table-cell>
              <table:table-cell office:value-type="string">
                <text:p>bsend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Arkusz1.A5:Arkusz1.A9</svg:desc>
                </draw:g>
              </table:table-cell>
              <table:table-cell office:value-type="float" office:value="0.592491">
                <text:p>0.592491</text:p>
                <draw:g>
                  <svg:desc>Arkusz1.F5:Arkusz1.F9</svg:desc>
                </draw:g>
              </table:table-cell>
              <table:table-cell office:value-type="float" office:value="0.321496">
                <text:p>0.321496</text:p>
                <draw:g>
                  <svg:desc>Arkusz1.G5:Arkusz1.G9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.89159">
                <text:p>4.89159</text:p>
              </table:table-cell>
              <table:table-cell office:value-type="float" office:value="2.47176">
                <text:p>2.4717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0.5738">
                <text:p>50.5738</text:p>
              </table:table-cell>
              <table:table-cell office:value-type="float" office:value="35.4807">
                <text:p>35.480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57.24">
                <text:p>257.24</text:p>
              </table:table-cell>
              <table:table-cell office:value-type="float" office:value="182.982">
                <text:p>182.982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693.12">
                <text:p>1693.12</text:p>
              </table:table-cell>
              <table:table-cell office:value-type="float" office:value="1839.75">
                <text:p>1839.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4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title svg:x="4.927cm" svg:y="0.316cm" chart:style-name="ch2">
          <text:p>2 nodes different host network</text:p>
        </chart:title>
        <chart:subtitle svg:x="6.554cm" svg:y="1.275cm" chart:style-name="ch3">
          <text:p>node05, node06</text:p>
        </chart:subtitle>
        <chart:legend chart:legend-position="end" svg:x="13.731cm" svg:y="3.954cm" style:legend-expansion="high" chart:style-name="ch4"/>
        <chart:plot-area chart:style-name="ch5" table:cell-range-address="Arkusz1.A5:Arkusz1.A9 Arkusz1.H5:Arkusz1.I9" chart:data-source-has-labels="both" svg:x="1.331cm" svg:y="2.138cm" svg:width="12.08cm" svg:height="5.706cm">
          <chartooo:coordinate-region svg:x="2.138cm" svg:y="2.337cm" svg:width="10.623cm" svg:height="4.86cm"/>
          <chart:axis chart:dimension="x" chart:name="primary-x" chart:style-name="ch6" chartooo:axis-type="auto">
            <chartooo:date-scale/>
            <chart:title svg:x="7.208cm" svg:y="8.024cm" chart:style-name="ch7">
              <text:p>B</text:p>
            </chart:title>
            <chart:categories table:cell-range-address="Arkusz1.A5:Arkusz1.A9"/>
          </chart:axis>
          <chart:axis chart:dimension="y" chart:name="primary-y" chart:style-name="ch6">
            <chart:title svg:x="0.451cm" svg:y="5.392cm" chart:style-name="ch8">
              <text:p>Mb/s</text:p>
            </chart:title>
            <chart:grid chart:style-name="ch9" chart:class="major"/>
          </chart:axis>
          <chart:series chart:style-name="ch10" chart:values-cell-range-address="Arkusz1.H5:Arkusz1.H9" loext:label-string="send" chart:class="chart:line">
            <chart:data-point chart:repeated="5"/>
          </chart:series>
          <chart:series chart:style-name="ch11" chart:values-cell-range-address="Arkusz1.I5:Arkusz1.I9" loext:label-string="bsend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d</text:p>
              </table:table-cell>
              <table:table-cell office:value-type="string">
                <text:p>bsend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Arkusz1.A5:Arkusz1.A9</svg:desc>
                </draw:g>
              </table:table-cell>
              <table:table-cell office:value-type="float" office:value="0.497751">
                <text:p>0.497751</text:p>
                <draw:g>
                  <svg:desc>Arkusz1.H5:Arkusz1.H9</svg:desc>
                </draw:g>
              </table:table-cell>
              <table:table-cell office:value-type="float" office:value="0.428929">
                <text:p>0.428929</text:p>
                <draw:g>
                  <svg:desc>Arkusz1.I5:Arkusz1.I9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.00206">
                <text:p>5.00206</text:p>
              </table:table-cell>
              <table:table-cell office:value-type="float" office:value="4.37475">
                <text:p>4.3747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9.5723">
                <text:p>49.5723</text:p>
              </table:table-cell>
              <table:table-cell office:value-type="float" office:value="48.2802">
                <text:p>48.280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17.483">
                <text:p>217.483</text:p>
              </table:table-cell>
              <table:table-cell office:value-type="float" office:value="213.841">
                <text:p>213.84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700.5">
                <text:p>1700.5</text:p>
              </table:table-cell>
              <table:table-cell office:value-type="float" office:value="1656.39">
                <text:p>1656.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